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39cm" style:rel-column-width="1976*"/>
    </style:style>
    <style:style style:name="Table2.B" style:family="table-column">
      <style:table-column-properties style:column-width="4.586cm" style:rel-column-width="20640*"/>
    </style:style>
    <style:style style:name="Table2.C" style:family="table-column">
      <style:table-column-properties style:column-width="9.536cm" style:rel-column-width="42919*"/>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9"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39cm" style:rel-column-width="1976*"/>
    </style:style>
    <style:style style:name="Table1.B" style:family="table-column">
      <style:table-column-properties style:column-width="6.331cm" style:rel-column-width="28485*"/>
    </style:style>
    <style:style style:name="Table1.C" style:family="table-column">
      <style:table-column-properties style:column-width="7.795cm" style:rel-column-width="35074*"/>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6" style:family="paragraph" style:parent-style-name="Subtitle">
      <style:paragraph-properties fo:padding="0.074cm" fo:border-left="none" fo:border-right="none" fo:border-top="none" fo:border-bottom="0.035cm solid #000000" style:join-border="false"/>
      <style:text-properties style:font-name="Optima1"/>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0" style:family="paragraph" style:parent-style-name="Code">
      <style:text-properties style:use-window-font-color="true" style:font-name="Tahoma2" fo:font-size="11pt" style:font-name-asian="Helvetica" style:font-size-asian="11pt" style:font-name-complex="Helvetica" style:font-size-complex="11pt"/>
    </style:style>
    <style:style style:name="P21" style:family="paragraph" style:parent-style-name="Code">
      <style:text-properties style:font-name="Optima1" fo:font-size="10pt" style:font-size-asian="10pt" style:font-size-complex="10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text-line-through-style="none"/>
    </style:style>
    <style:style style:name="P24"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Code">
      <style:paragraph-properties fo:break-before="page"/>
    </style:style>
    <style:style style:name="P43" style:family="paragraph" style:parent-style-name="List">
      <style:paragraph-properties fo:margin-left="2.32cm" fo:margin-right="0cm" fo:text-indent="0cm" style:auto-text-indent="false"/>
    </style:style>
    <style:style style:name="P44" style:family="paragraph" style:parent-style-name="List">
      <style:paragraph-properties fo:margin-left="2.351cm" fo:margin-right="0cm" fo:text-indent="0cm" style:auto-text-indent="false"/>
    </style:style>
    <style:style style:name="P45" style:family="paragraph" style:parent-style-name="List" style:list-style-name="L14"/>
    <style:style style:name="P46" style:family="paragraph" style:parent-style-name="List" style:list-style-name="L1">
      <style:paragraph-properties fo:margin-left="2.341cm" fo:margin-right="0cm" fo:text-indent="0cm" style:auto-text-indent="false"/>
    </style:style>
    <style:style style:name="P47" style:family="paragraph" style:parent-style-name="List" style:list-style-name="L11">
      <style:paragraph-properties fo:margin-left="2.341cm" fo:margin-right="0cm" fo:text-indent="0cm" style:auto-text-indent="false"/>
    </style:style>
    <style:style style:name="P48" style:family="paragraph" style:parent-style-name="List" style:list-style-name="L14">
      <style:paragraph-properties fo:margin-left="2.341cm" fo:margin-right="0cm" fo:text-indent="0cm" style:auto-text-indent="false"/>
    </style:style>
    <style:style style:name="P49"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0" style:family="paragraph" style:parent-style-name="Table_20_Contents" style:list-style-name="L2"/>
    <style:style style:name="P51" style:family="paragraph" style:parent-style-name="Table_20_Contents" style:list-style-name="L3"/>
    <style:style style:name="P52" style:family="paragraph" style:parent-style-name="Table_20_Contents" style:list-style-name="L4"/>
    <style:style style:name="P53" style:family="paragraph" style:parent-style-name="Table_20_Contents" style:list-style-name="L5"/>
    <style:style style:name="P54" style:family="paragraph" style:parent-style-name="Table_20_Contents" style:list-style-name="L6"/>
    <style:style style:name="P55" style:family="paragraph" style:parent-style-name="Table_20_Contents" style:list-style-name="L7"/>
    <style:style style:name="P56" style:family="paragraph" style:parent-style-name="Table_20_Contents" style:list-style-name="L8"/>
    <style:style style:name="P57" style:family="paragraph" style:parent-style-name="Table_20_Contents" style:list-style-name="L9"/>
    <style:style style:name="P58" style:family="paragraph" style:parent-style-name="Table_20_Contents" style:list-style-name="L10"/>
    <style:style style:name="P59" style:family="paragraph" style:parent-style-name="Table_20_Contents" style:list-style-name="L12"/>
    <style:style style:name="P60" style:family="paragraph" style:parent-style-name="Table_20_Contents" style:list-style-name="L13"/>
    <style:style style:name="P61" style:family="paragraph" style:parent-style-name="Table_20_Contents" style:list-style-name="L15"/>
    <style:style style:name="P62" style:family="paragraph" style:parent-style-name="Table_20_Contents" style:list-style-name="L16"/>
    <style:style style:name="P63" style:family="paragraph" style:parent-style-name="Table_20_Contents" style:list-style-name="L12">
      <style:text-properties fo:font-weight="normal" style:font-weight-asian="normal" style:font-weight-complex="normal"/>
    </style:style>
    <style:style style:name="P64" style:family="paragraph" style:parent-style-name="Table_20_Contents" style:list-style-name="L12">
      <style:paragraph-properties fo:margin-left="0.415cm" fo:margin-right="0.011cm" fo:text-indent="0cm" style:auto-text-indent="false"/>
    </style:style>
    <style:style style:name="P65" style:family="paragraph" style:parent-style-name="Table_20_Contents" style:list-style-name="L12">
      <style:paragraph-properties fo:margin-left="0.415cm" fo:margin-right="0.011cm" fo:text-indent="0cm" style:auto-text-indent="false">
        <style:tab-stops/>
      </style:paragraph-properties>
    </style:style>
    <style:style style:name="P66" style:family="paragraph" style:parent-style-name="Standard" style:master-page-name="Index">
      <style:paragraph-properties style:page-number="auto"/>
    </style:style>
    <style:style style:name="P67" style:family="paragraph" style:parent-style-name="Heading_20_1" style:master-page-name="Standard">
      <style:paragraph-properties style:page-number="auto"/>
    </style:style>
    <style:style style:name="P68" style:family="paragraph" style:parent-style-name="Heading_20_1">
      <style:paragraph-properties fo:break-before="page"/>
    </style:style>
    <style:style style:name="P69" style:family="paragraph" style:parent-style-name="Heading_20_2">
      <style:paragraph-properties fo:break-before="page"/>
    </style:style>
    <style:style style:name="P70" style:family="paragraph" style:parent-style-name="Heading_20_2">
      <style:paragraph-properties fo:margin-left="3cm" fo:margin-right="0cm" fo:text-indent="0cm" style:auto-text-indent="false"/>
    </style:style>
    <style:style style:name="P71" style:family="paragraph" style:parent-style-name="Contents_20_1">
      <style:paragraph-properties>
        <style:tab-stops>
          <style:tab-stop style:position="0cm"/>
          <style:tab-stop style:position="3cm"/>
        </style:tab-stops>
      </style:paragraph-properties>
    </style:style>
    <style:style style:name="P72" style:family="paragraph" style:parent-style-name="Contents_20_2">
      <style:paragraph-properties>
        <style:tab-stops>
          <style:tab-stop style:position="0cm"/>
        </style:tab-stops>
      </style:paragraph-properties>
    </style:style>
    <style:style style:name="P73"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74"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75"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5"/>
      <text:p text:style-name="P17">version 1.3.7</text:p>
      <text:p text:style-name="P16">Installation and Configuration Guide</text:p>
      <text:p text:style-name="P7"/>
      <text:p text:style-name="P66">Copyright © <text:s/>2008-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7 – May 2011</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7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1">Chapter 1<text:tab/>About this Guide <text:s text:c="2"/><text:tab/>3</text:p>
          <text:p text:style-name="P71">Chapter 2<text:tab/>Introduction <text:s text:c="2"/><text:tab/>4</text:p>
          <text:p text:style-name="P72">Architecture <text:s text:c="2"/><text:tab/>5</text:p>
          <text:p text:style-name="P71">Chapter 3<text:tab/>System Requirements <text:s text:c="2"/><text:tab/>6</text:p>
          <text:p text:style-name="P72">Assumptions <text:s text:c="2"/><text:tab/>6</text:p>
          <text:p text:style-name="P72">Minimum Hardware Requirements <text:s text:c="2"/><text:tab/>7</text:p>
          <text:p text:style-name="P72">Operating System Requirements <text:s text:c="2"/><text:tab/>8</text:p>
          <text:p text:style-name="P71">Chapter 4<text:tab/>Installation <text:s text:c="2"/><text:tab/>9</text:p>
          <text:p text:style-name="P72">Software Downloads <text:s text:c="2"/><text:tab/>9</text:p>
          <text:p text:style-name="P72">Software Installation <text:s text:c="2"/><text:tab/>9</text:p>
          <text:p text:style-name="P71">Chapter 5<text:tab/>Configuration <text:s text:c="2"/><text:tab/>10</text:p>
          <text:p text:style-name="P72">GNUstep Environment Overview <text:s text:c="2"/><text:tab/>10</text:p>
          <text:p text:style-name="P72">Preferences Hierarchy <text:s text:c="2"/><text:tab/>11</text:p>
          <text:p text:style-name="P72">General Preferences <text:s text:c="2"/><text:tab/>12</text:p>
          <text:p text:style-name="P72">Authentication using LDAP <text:s text:c="2"/><text:tab/>16</text:p>
          <text:p text:style-name="P72">LDAP Attributes Indexing <text:s text:c="2"/><text:tab/>20</text:p>
          <text:p text:style-name="P72">Authenticating using C.A.S. <text:s text:c="2"/><text:tab/>20</text:p>
          <text:p text:style-name="P72">Database Configuration <text:s text:c="2"/><text:tab/>21</text:p>
          <text:p text:style-name="P72">Authentication using SQL <text:s text:c="2"/><text:tab/>23</text:p>
          <text:p text:style-name="P72">SMTP Server Configuration <text:s text:c="2"/><text:tab/>25</text:p>
          <text:p text:style-name="P72">IMAP Server Configuration <text:s text:c="2"/><text:tab/>25</text:p>
          <text:p text:style-name="P72">Web Interface Configuration <text:s text:c="2"/><text:tab/>27</text:p>
          <text:p text:style-name="P72">SOGo Configuration Summary <text:s text:c="2"/><text:tab/>30</text:p>
          <text:p text:style-name="P72">Apache Configuration <text:s text:c="2"/><text:tab/>32</text:p>
          <text:p text:style-name="P72">Starting Services <text:s text:c="2"/><text:tab/>32</text:p>
          <text:p text:style-name="P72">EMail reminders <text:s text:c="2"/><text:tab/>33</text:p>
          <text:p text:style-name="P71"><text:soft-page-break/>Chapter 6<text:tab/>Managing User Accounts <text:s text:c="2"/><text:tab/>34</text:p>
          <text:p text:style-name="P72">Creating the SOGo Administrative Account <text:s text:c="2"/><text:tab/>34</text:p>
          <text:p text:style-name="P72">Creating a User Account <text:s text:c="2"/><text:tab/>34</text:p>
          <text:p text:style-name="P71">Chapter 7<text:tab/>Funambol <text:s text:c="2"/><text:tab/>36</text:p>
          <text:p text:style-name="P71">Chapter 8<text:tab/>Using SOGo <text:s text:c="2"/><text:tab/>39</text:p>
          <text:p text:style-name="P72">SOGo Web Interface <text:s text:c="2"/><text:tab/>39</text:p>
          <text:p text:style-name="P72">Mozilla Thunderbird and Lightning <text:s text:c="2"/><text:tab/>39</text:p>
          <text:p text:style-name="P72">Apple iCal 3 and 4 <text:s text:c="2"/><text:tab/>40</text:p>
          <text:p text:style-name="P72">Apple AddressBook (Mac OS X 10.6) <text:s text:c="2"/><text:tab/>40</text:p>
          <text:p text:style-name="P72">Funambol / Mobile Devices <text:s text:c="2"/><text:tab/>41</text:p>
          <text:p text:style-name="P71">Chapter 9<text:tab/>Additional Information <text:s text:c="2"/><text:tab/>42</text:p>
          <text:p text:style-name="P71">Chapter 10<text:tab/>Commercial Support and Contact Information <text:s text:c="2"/><text:tab/>43</text:p>
        </text:index-body>
      </text:table-of-content>
      <text:p text:style-name="Standard"/>
      <text:h text:style-name="P67"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7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69"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68" text:outline-level="1">System Requirements</text:h>
      <text:h text:style-name="Heading_20_2" text:outline-level="2">Assumptions</text:h>
      <text:p text:style-name="Standard">SOGo reuses many components in an infrastructure. Thus, it requires the following <text:s/>:</text:p>
      <text:list xml:id="list866904477" text:style-name="L1">
        <text:list-header>
          <text:p text:style-name="P46">❏<text:tab/>Database server (MySQL, PostgreSQL or Oracle)</text:p>
          <text:p text:style-name="P49">❏<text:tab/>LDAP server (OpenLDAP, Novell eDirectory, Microsoft Active Directory and others) </text:p>
          <text:p text:style-name="P46">❏<text:tab/>SMTP server (Postfix, Sendmail and others)</text:p>
          <text:p text:style-name="P46">❏<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2083871045" text:style-name="L2">
              <text:list-header>
                <text:p text:style-name="P50">◾ Intel, AMD, or PowerPC CPU 1 GHz</text:p>
                <text:p text:style-name="P50">◾ 512 MB of RAM (without Funambol, 1 GB RAM otherwise)</text:p>
                <text:p text:style-name="P50">◾ 1 GB of disk space</text:p>
              </text:list-header>
            </text:list>
            <text:p text:style-name="Table_20_Contents"/>
            <text:p text:style-name="Table_20_Contents">Production</text:p>
            <text:list xml:id="list859241746" text:style-name="L3">
              <text:list-header>
                <text:p text:style-name="P51">◾ Intel, AMD or PowerPC CPU 3 GHz</text:p>
              </text:list-header>
            </text:list>
            <text:list xml:id="list2145369948" text:style-name="L4">
              <text:list-header>
                <text:p text:style-name="P52">◾ 2048 MB of RAM</text:p>
              </text:list-header>
            </text:list>
            <text:list xml:id="list482989948" text:style-name="L3">
              <text:list-header>
                <text:p text:style-name="P51">◾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531670260" text:style-name="L5">
              <text:list-header>
                <text:p text:style-name="P53">◾ Intel, AMD, or PowerPC CPU 1.5 GHz</text:p>
              </text:list-header>
            </text:list>
            <text:list xml:id="list1444970585" text:style-name="L6">
              <text:list-header>
                <text:p text:style-name="P54">◾ 1024x768 monitor resolution</text:p>
              </text:list-header>
            </text:list>
            <text:list xml:id="list277445526" text:style-name="L7">
              <text:list-header>
                <text:p text:style-name="P55">◾ 512 MB of RAM</text:p>
                <text:p text:style-name="P55">◾ 128 Kbps or higher network connection</text:p>
              </text:list-header>
            </text:list>
            <text:p text:style-name="Table_20_Contents"/>
            <text:p text:style-name="Table_20_Contents">Microsoft Windows</text:p>
            <text:list xml:id="list1579310153" text:style-name="L6">
              <text:list-header>
                <text:p text:style-name="P54">◾ Microsoft Windows XP SP2 or Vista</text:p>
              </text:list-header>
            </text:list>
            <text:p text:style-name="Table_20_Contents"/>
            <text:p text:style-name="Table_20_Contents">Apple Mac OS X</text:p>
            <text:list xml:id="list1389345199" text:style-name="L8">
              <text:list-header>
                <text:p text:style-name="P56">◾ Apple Mac OS X 10.2 or later</text:p>
              </text:list-header>
            </text:list>
            <text:p text:style-name="Table_20_Contents"/>
            <text:p text:style-name="Table_20_Contents">Linux</text:p>
            <text:list xml:id="list1684453116" text:style-name="L9">
              <text:list-header>
                <text:p text:style-name="P57">◾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875989565" text:style-name="L10">
              <text:list-header>
                <text:p text:style-name="P58">◾ Palm OS based devices with Synthesis SyncML Client</text:p>
                <text:p text:style-name="P58">◾ Research In Motion (RIM) BlackBerry devices with Funambol client</text:p>
                <text:p text:style-name="P58">◾ Microsoft Windows Mobile PocketPC or SmartPhone with the Funambol client</text:p>
              </text:list-header>
            </text:list>
            <text:p text:style-name="Table_20_Contents"/>
            <text:list xml:id="list2045108509" text:continue-numbering="true" text:style-name="L10">
              <text:list-header>
                <text:p text:style-name="P58">Apple iPhone / iPod / iPad using Apple iOS 3.0 or later</text:p>
              </text:list-header>
            </text:list>
          </table:table-cell>
        </table:table-row>
      </table:table>
      <text:p text:style-name="Standard"/>
      <text:h text:style-name="P69" text:outline-level="2">Operating System Requirements</text:h>
      <text:p text:style-name="Standard">The following 32-bit and 64-bit operating systems are currently supported by SOGo :</text:p>
      <text:list xml:id="list158122477" text:style-name="L11">
        <text:list-header>
          <text:p text:style-name="P47">❏<text:tab/>Red Hat Enterprise Linux (RHEL) 5.x Server</text:p>
          <text:p text:style-name="P47">❏<text:tab/>Community ENTerprise Operating System (CentOS) 5.x</text:p>
          <text:p text:style-name="P47">❏<text:tab/>Debian GNU/Linux (Lenny and Squeeze)</text:p>
          <text:p text:style-name="P47">❏<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68"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68"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9"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69" text:outline-level="2">General Preferences</text:h>
      <text:p text:style-name="P14">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2">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676586954" text:style-name="L12">
              <text:list-header>
                <text:p text:style-name="P59">◾ YES – to send notifications</text:p>
                <text:p text:style-name="P59">◾ NO – to not send notifications</text:p>
                <text:p text:style-name="P59">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1884610982" text:continue-numbering="true" text:style-name="L12">
              <text:list-header>
                <text:p text:style-name="P59">◾ Public</text:p>
                <text:p text:style-name="P59">◾ Confidential</text:p>
                <text:p text:style-name="P59">◾ Private</text:p>
                <text:p text:style-name="P59">And each string must end with one of those values:</text:p>
                <text:p text:style-name="P59">◾ Viewer</text:p>
                <text:p text:style-name="P59">◾ DAndTViewer</text:p>
                <text:p text:style-name="P59">◾ Modifier</text:p>
                <text:p text:style-name="P59">◾ Responder</text:p>
                <text:p text:style-name="P59">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2">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813390945" text:style-name="L13">
              <text:list-header>
                <text:p text:style-name="P60">◾ English</text:p>
                <text:p text:style-name="P60">◾ French</text:p>
                <text:p text:style-name="P60">◾ German</text:p>
                <text:p text:style-name="P60"><text:soft-page-break/>◾ Hungarian</text:p>
                <text:p text:style-name="P60">◾ Italian</text:p>
                <text:p text:style-name="P60">◾ Russian</text:p>
                <text:p text:style-name="P60">◾ Spanish</text:p>
                <text:p text:style-name="P60">◾ Swedish</text:p>
                <text:p text:style-name="P60">◾ Welsh</text:p>
              </text:list-header>
            </text:list>
          </table:table-cell>
        </table:table-row>
        <table:table-row>
          <table:table-cell table:style-name="Table4.A2" office:value-type="string">
            <text:p text:style-name="P32">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640454625" text:continue-list="list1884610982" text:style-name="L12">
              <text:list-header>
                <text:p text:style-name="P59">◾ YES – to send notifications</text:p>
                <text:p text:style-name="P59">◾ NO – to not send notifications</text:p>
                <text:p text:style-name="P59">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2">D</text:p>
          </table:table-cell>
          <table:table-cell table:style-name="Table4.B2" office:value-type="string">
            <text:p text:style-name="Table_20_Contents">SOGoiPhoneForceAllDayTransparency</text:p>
          </table:table-cell>
          <table:table-cell table:style-name="Table4.B2"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 office:value-type="string">
            <text:p text:style-name="Table_20_Contents">SOGoEnablePublicAccess</text:p>
          </table:table-cell>
          <table:table-cell table:style-name="Table4.B2" office:value-type="string">
            <text:p text:style-name="P38">Parameter used to allow or not your users to share publicly (ie., requiring not authentication) their calendars and address books.</text:p>
            <text:p text:style-name="P38">Possible values are :</text:p>
            <text:list xml:id="list1945811943" text:continue-numbering="true" text:style-name="L12">
              <text:list-header>
                <text:p text:style-name="P59">◾ YES – to allow them</text:p>
                <text:p text:style-name="P59">◾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PasswordChangeEnabled</text:p>
          </table:table-cell>
          <table:table-cell table:style-name="Table4.B2" office:value-type="string">
            <text:p text:style-name="P38">Parameter used to allow or not users to change their passwords from SOGo.</text:p>
            <text:p text:style-name="P38">Possible values are :</text:p>
            <text:list xml:id="list1600339239" text:continue-numbering="true" text:style-name="L12">
              <text:list-header>
                <text:p text:style-name="P59">◾ YES – to allow them</text:p>
                <text:p text:style-name="P59">◾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SupportedLanguages</text:p>
          </table:table-cell>
          <table:table-cell table:style-name="Table4.B2"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70"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9"/>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9"/>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8"/>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43">❏<text:tab/>group</text:p>
      <text:p text:style-name="P43">❏<text:tab/>groupOfNames</text:p>
      <text:p text:style-name="P43">❏<text:tab/>groupOfUniqueNames</text:p>
      <text:p text:style-name="P43">❏<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oft-page-break/><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3" office:value-type="string">
            <text:p text:style-name="P35">id</text:p>
          </table:table-cell>
          <table:table-cell table:style-name="Table26.B3" office:value-type="string">
            <text:p text:style-name="P26">the identification name of the LDAP repository. This must be unique – even when using multiple domains.</text:p>
          </table:table-cell>
        </table:table-row>
        <table:table-row>
          <table:table-cell table:style-name="Table26.A2" office:value-type="string">
            <text:p text:style-name="P32"/>
          </table:table-cell>
          <table:table-cell table:style-name="Table26.B3" office:value-type="string">
            <text:p text:style-name="P35">CNFieldName</text:p>
          </table:table-cell>
          <table:table-cell table:style-name="Table26.B3" office:value-type="string">
            <text:p text:style-name="P26">the field that returns the complete name</text:p>
          </table:table-cell>
        </table:table-row>
        <table:table-row>
          <table:table-cell table:style-name="Table26.A2" office:value-type="string">
            <text:p text:style-name="P32"/>
          </table:table-cell>
          <table:table-cell table:style-name="Table26.B3" office:value-type="string">
            <text:p text:style-name="P35">IDFieldName</text:p>
          </table:table-cell>
          <table:table-cell table:style-name="Table26.B3"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3" office:value-type="string">
            <text:p text:style-name="P35">UIDFieldName</text:p>
          </table:table-cell>
          <table:table-cell table:style-name="Table26.B3" office:value-type="string">
            <text:p text:style-name="P25">the field that returns the login name</text:p>
          </table:table-cell>
        </table:table-row>
        <table:table-row>
          <table:table-cell table:style-name="Table26.A2" office:value-type="string">
            <text:p text:style-name="P32"/>
          </table:table-cell>
          <table:table-cell table:style-name="Table26.B3" office:value-type="string">
            <text:p text:style-name="P35">MailFieldNames</text:p>
          </table:table-cell>
          <table:table-cell table:style-name="Table26.B3"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3" office:value-type="string">
            <text:p text:style-name="P35">SearchFieldNames</text:p>
          </table:table-cell>
          <table:table-cell table:style-name="Table26.B3"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3" office:value-type="string">
            <text:p text:style-name="P35">IMAPHostFieldName (optional)</text:p>
          </table:table-cell>
          <table:table-cell table:style-name="Table26.B3"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3" office:value-type="string">
            <text:p text:style-name="P35">IMAPLoginFieldName (optional)</text:p>
          </table:table-cell>
          <table:table-cell table:style-name="Table26.B3" office:value-type="string">
            <text:p text:style-name="P25">the field that returns the IMAP login name for the user (defaults to the value of UIDFieldName when unset)</text:p>
          </table:table-cell>
        </table:table-row>
        <table:table-row>
          <table:table-cell table:style-name="Table26.A2" office:value-type="string">
            <text:p text:style-name="P32"/>
          </table:table-cell>
          <table:table-cell table:style-name="Table26.B3" office:value-type="string">
            <text:p text:style-name="P35">baseDN</text:p>
          </table:table-cell>
          <table:table-cell table:style-name="Table26.B3" office:value-type="string">
            <text:p text:style-name="P25">the base DN of your user entries</text:p>
          </table:table-cell>
        </table:table-row>
        <table:table-row>
          <table:table-cell table:style-name="Table26.A2" office:value-type="string">
            <text:p text:style-name="P32"/>
          </table:table-cell>
          <table:table-cell table:style-name="Table26.B3" office:value-type="string">
            <text:p text:style-name="P35">KindFieldName (optional)</text:p>
          </table:table-cell>
          <table:table-cell table:style-name="Table26.B3" office:value-type="string">
            <text:p text:style-name="P25">if set, SOGo will try to determine if the value of the field corresponds to either “group”, “location” or “thing”. If that's the case, SOGo will consider the returned entry to be a resource.</text:p>
            <text:p text:style-name="P25"/>
            <text:p text:style-name="P25">For LDAP-based sources, SOGo can also automatically determine if it's a resource if the entry has the “calendarresource” objectClass set.</text:p>
          </table:table-cell>
        </table:table-row>
        <table:table-row>
          <table:table-cell table:style-name="Table26.A2" office:value-type="string">
            <text:p text:style-name="P32"/>
          </table:table-cell>
          <table:table-cell table:style-name="Table26.B3" office:value-type="string">
            <text:p text:style-name="P35">MultipleBookingsFieldName (optional)</text:p>
          </table:table-cell>
          <table:table-cell table:style-name="Table26.B3" office:value-type="string">
            <text:p text:style-name="P25">if set, SOGo will read the value of that field and prevent <text:s/>over-booking resources. If not set, 0 is considered, which means no limit.</text:p>
          </table:table-cell>
        </table:table-row>
        <text:soft-page-break/>
        <table:table-row>
          <table:table-cell table:style-name="Table26.A2" office:value-type="string">
            <text:p text:style-name="P32"/>
          </table:table-cell>
          <table:table-cell table:style-name="Table26.B3" office:value-type="string">
            <text:p text:style-name="P35">filter (optional)</text:p>
          </table:table-cell>
          <table:table-cell table:style-name="Table26.B3" office:value-type="string">
            <text:p text:style-name="P25">the LDAP filter</text:p>
          </table:table-cell>
        </table:table-row>
        <table:table-row>
          <table:table-cell table:style-name="Table26.A2" office:value-type="string">
            <text:p text:style-name="P32"/>
          </table:table-cell>
          <table:table-cell table:style-name="Table26.B3" office:value-type="string">
            <text:p text:style-name="P35">scope (optional)</text:p>
          </table:table-cell>
          <table:table-cell table:style-name="Table26.B3" office:value-type="string">
            <text:p text:style-name="P25">either BASE, ONE or SUB</text:p>
          </table:table-cell>
        </table:table-row>
        <table:table-row>
          <table:table-cell table:style-name="Table26.A2" office:value-type="string">
            <text:p text:style-name="P32"/>
          </table:table-cell>
          <table:table-cell table:style-name="Table26.B3" office:value-type="string">
            <text:p text:style-name="P35">bindDN</text:p>
          </table:table-cell>
          <table:table-cell table:style-name="Table26.B3"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3" office:value-type="string">
            <text:p text:style-name="P35">bindPassword</text:p>
          </table:table-cell>
          <table:table-cell table:style-name="Table26.B3" office:value-type="string">
            <text:p text:style-name="P25">its password</text:p>
          </table:table-cell>
        </table:table-row>
        <table:table-row>
          <table:table-cell table:style-name="Table26.A2" office:value-type="string">
            <text:p text:style-name="P32"/>
          </table:table-cell>
          <table:table-cell table:style-name="Table26.B3" office:value-type="string">
            <text:p text:style-name="P35">bindAsCurrentUser</text:p>
          </table:table-cell>
          <table:table-cell table:style-name="Table26.B3"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2"/>
          </table:table-cell>
          <table:table-cell table:style-name="Table26.B3" office:value-type="string">
            <text:p text:style-name="P35">bindFields (optional)</text:p>
          </table:table-cell>
          <table:table-cell table:style-name="Table26.B3"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3" office:value-type="string">
            <text:p text:style-name="P35">hostname</text:p>
          </table:table-cell>
          <table:table-cell table:style-name="Table26.B3"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3" office:value-type="string">
            <text:p text:style-name="P35">port</text:p>
          </table:table-cell>
          <table:table-cell table:style-name="Table26.B3" office:value-type="string">
            <text:p text:style-name="P25">port number of the LDAP server</text:p>
          </table:table-cell>
        </table:table-row>
        <table:table-row>
          <table:table-cell table:style-name="Table26.A2" office:value-type="string">
            <text:p text:style-name="P32"/>
          </table:table-cell>
          <table:table-cell table:style-name="Table26.B3" office:value-type="string">
            <text:p text:style-name="P35">encryption (optional)</text:p>
          </table:table-cell>
          <table:table-cell table:style-name="Table26.B3" office:value-type="string">
            <text:p text:style-name="P25">either SSL or STARTTLS</text:p>
          </table:table-cell>
        </table:table-row>
        <table:table-row>
          <table:table-cell table:style-name="Table26.A2" office:value-type="string">
            <text:p text:style-name="P32"/>
          </table:table-cell>
          <table:table-cell table:style-name="Table26.B3" office:value-type="string">
            <text:p text:style-name="P35">canAuthenticate</text:p>
          </table:table-cell>
          <table:table-cell table:style-name="Table26.B3"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3" office:value-type="string">
            <text:p text:style-name="P35">passwordPolicy</text:p>
          </table:table-cell>
          <table:table-cell table:style-name="Table26.B3"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3" office:value-type="string">
            <text:p text:style-name="P35">isAddressBook</text:p>
          </table:table-cell>
          <table:table-cell table:style-name="Table26.B3"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3" office:value-type="string">
            <text:p text:style-name="P35">displayName (optional)</text:p>
          </table:table-cell>
          <table:table-cell table:style-name="Table26.B3"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3" office:value-type="string">
            <text:p text:style-name="P35">ModulesConstraints (optional)</text:p>
          </table:table-cell>
          <table:table-cell table:style-name="Table26.B3" office:value-type="string">
            <text:p text:style-name="P25">limits the access of any module through a constraint based on an LDAP attribute; must be a dictionary with keys <text:span text:style-name="Code_20__28_inline_29_">Mail</text:span>, and/or <text:span text:style-name="Code_20__28_inline_29_">Calendar</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ext:soft-page-break/>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123081745" text:style-name="L14">
        <text:list-header>
          <text:p text:style-name="P48">❏<text:tab/>givenName</text:p>
          <text:p text:style-name="P48">❏<text:tab/>cn</text:p>
          <text:p text:style-name="P48">❏<text:tab/>mail</text:p>
          <text:p text:style-name="P48">❏<text:tab/>sn</text:p>
          <text:p text:style-name="P45"/>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8"/>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2" office:value-type="string">
            <text:p text:style-name="Table_20_Contents">OCSSessionsFolderURL</text:p>
          </table:table-cell>
          <table:table-cell table:style-name="Table24.B2"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oft-page-break/><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a SQL source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2" office:value-type="string">
            <text:p text:style-name="P35">type</text:p>
          </table:table-cell>
          <table:table-cell table:style-name="Table2.B2"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2" office:value-type="string">
            <text:p text:style-name="P35">id</text:p>
          </table:table-cell>
          <table:table-cell table:style-name="Table2.B2" office:value-type="string">
            <text:p text:style-name="P26">the identification name of the SQL repository. This must be unique – even when using multiple domains.</text:p>
          </table:table-cell>
        </table:table-row>
        <table:table-row table:style-name="Table2.1">
          <table:table-cell table:style-name="Table2.A2" office:value-type="string">
            <text:p text:style-name="P33"/>
          </table:table-cell>
          <table:table-cell table:style-name="Table2.B2" office:value-type="string">
            <text:p text:style-name="P35">viewURL</text:p>
          </table:table-cell>
          <table:table-cell table:style-name="Table2.B2" office:value-type="string">
            <text:p text:style-name="P29">database URL of the view used by SOGo. The view expects columns to be present. Required columns are :</text:p>
            <text:list xml:id="list2036384599" text:continue-list="list1600339239" text:style-name="L12">
              <text:list-header>
                <text:p text:style-name="P64">◾ <text:span text:style-name="T6">c_uid</text:span> : will be used for authentication – it's a username or username@domain.tld</text:p>
                <text:p text:style-name="P64">◾ <text:span text:style-name="T6">c_name</text:span> : will be used to uniquely identify entries – which can be identical to c_uid </text:p>
                <text:p text:style-name="P64">◾ <text:span text:style-name="T6">c_password</text:span> : password of the user, plain text, md5 or sha encoded </text:p>
                <text:p text:style-name="P64">◾ <text:span text:style-name="T6">c_cn</text:span> : the user's common name</text:p>
                <text:p text:style-name="P64">◾ <text:span text:style-name="T6">mail</text:span> : the user's email address</text:p>
                <text:p text:style-name="P65"/>
                <text:p text:style-name="P65">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3"/>
          </table:table-cell>
          <table:table-cell table:style-name="Table2.B2" office:value-type="string">
            <text:p text:style-name="P35">userPasswordAlgorithm</text:p>
          </table:table-cell>
          <table:table-cell table:style-name="Table2.B2" office:value-type="string">
            <text:p text:style-name="P26">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2" office:value-type="string">
            <text:p text:style-name="P35">canAuthenticate</text:p>
          </table:table-cell>
          <table:table-cell table:style-name="Table2.B2"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7" office:value-type="string">
            <text:p text:style-name="P33"/>
          </table:table-cell>
          <table:table-cell table:style-name="Table2.B7" office:value-type="string">
            <text:p text:style-name="P36">authenticationFilter (optional)</text:p>
          </table:table-cell>
          <table:table-cell table:style-name="Table2.B7" office:value-type="string">
            <text:p text:style-name="P27">a filter that limits which users can authenticate from this source</text:p>
          </table:table-cell>
        </table:table-row>
        <table:table-row table:style-name="Table2.1">
          <table:table-cell table:style-name="Table2.A9"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9" office:value-type="string">
            <text:p text:style-name="P32"/>
          </table:table-cell>
          <table:table-cell table:style-name="Table2.B7" office:value-type="string">
            <text:p text:style-name="P36">MailFieldNames</text:p>
          </table:table-cell>
          <table:table-cell table:style-name="Table2.B7" office:value-type="string">
            <text:p text:style-name="P27">an array of fields that specifies the column names that will hold additional email addresses (beside the <text:span text:style-name="Code_20__28_inline_29_">mail</text:span> column) for each user</text:p>
          </table:table-cell>
        </table:table-row>
        <table:table-row table:style-name="Table2.1">
          <table:table-cell table:style-name="Table2.A9" office:value-type="string">
            <text:p text:style-name="P32"/>
          </table:table-cell>
          <table:table-cell table:style-name="Table2.B7" office:value-type="string">
            <text:p text:style-name="P35">IMAPLoginFieldName (optional)</text:p>
          </table:table-cell>
          <table:table-cell table:style-name="Table2.B7" office:value-type="string">
            <text:p text:style-name="P25">the field that returns the IMAP login name for the user (defaults to the value of UIDFieldName when unset)</text:p>
          </table:table-cell>
        </table:table-row>
        <table:table-row table:style-name="Table2.1">
          <table:table-cell table:style-name="Table2.A9" office:value-type="string">
            <text:p text:style-name="P32"/>
          </table:table-cell>
          <table:table-cell table:style-name="Table2.B7" office:value-type="string">
            <text:p text:style-name="P35">KindFieldName (optional)</text:p>
          </table:table-cell>
          <table:table-cell table:style-name="Table2.B7" office:value-type="string">
            <text:p text:style-name="P25">if set, SOGo will try to determine if the value of the field corresponds to either “group”, “location” or “thing”. If that's the case, SOGo will consider the returned entry to be a resource.</text:p>
          </table:table-cell>
        </table:table-row>
        <table:table-row table:style-name="Table2.1">
          <table:table-cell table:style-name="Table2.A9" office:value-type="string">
            <text:p text:style-name="P32"/>
          </table:table-cell>
          <table:table-cell table:style-name="Table2.B7" office:value-type="string">
            <text:p text:style-name="P35">MultipleBookingsFieldName (optional)</text:p>
          </table:table-cell>
          <table:table-cell table:style-name="Table2.B7" office:value-type="string">
            <text:p text:style-name="P25">if set, SOGo will read the value of that field and prevent <text:s/>over-booking resources. If not set, 0 is considered, which means no limit.</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4">);</text:p>
      <text:p text:style-name="P22"/>
      <text:p text:style-name="P22">Certain database columns must be present in the view/table, such as :</text:p>
      <text:p text:style-name="P24"/>
      <text:p text:style-name="P44"><text:bookmark text:name="bugnotes"/><text:span text:style-name="T6">❏<text:tab/>c_uid</text:span> - will be used for authentication – <text:s/>it's the username or <text:a xlink:type="simple" xlink:href="mailto:username@domain.tld">username@domain.tld</text:a>)</text:p>
      <text:p text:style-name="P44"><text:span text:style-name="T6">❏<text:tab/>c_name</text:span> - which can be identical to c_uid – <text:s/>will be used to uniquely identify entries</text:p>
      <text:p text:style-name="P44"><text:span text:style-name="T6">❏<text:tab/>c_password</text:span> – password of the user, plain-text, md5 or sha encoded for now</text:p>
      <text:p text:style-name="P44"><text:span text:style-name="T6">❏<text:tab/>c_cn</text:span> - the user's common name – such as “John Doe”</text:p>
      <text:p text:style-name="P44"><text:span text:style-name="T6">❏<text:tab/>mail</text:span> – <text:s/>the user's mail address </text:p>
      <text:p text:style-name="P22">Note that groups are currently not supported for SQL-based authentication sources.</text:p>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4"/>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950502086" text:style-name="L15">
              <text:list-header>
                <text:p text:style-name="P61"><text:span text:style-name="Code_20__28_inline_29_">◾ sendmail</text:span> – to use the sendmail binary</text:p>
                <text:p text:style-name="P61"><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ext:soft-page-break/>to store deleted messages. Defaults to “Trash” when unset.</text:p>
          </table:table-cell>
        </table:table-row>
        <table:table-row>
          <table:table-cell table:style-name="Table28.A1" office:value-type="string">
            <text:p text:style-name="P32">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list xml:id="list1300075301" text:style-name="L16">
              <text:list-item>
                <text:p text:style-name="P62">imaps://localhost:993</text:p>
              </text:list-item>
              <text:list-item>
                <text:p text:style-name="P62">imaps://localhost:143/?tls=YES</text:p>
              </text:list-item>
            </text:list>
          </table:table-cell>
        </table:table-row>
        <table:table-row>
          <table:table-cell table:style-name="Table28.A5" office:value-type="string">
            <text:p text:style-name="P32">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list xml:id="list1289062908" text:continue-numbering="true" text:style-name="L16">
              <text:list-item>
                <text:p text:style-name="P62">sieve://localhost</text:p>
              </text:list-item>
              <text:list-item>
                <text:p text:style-name="P62">sieve://localhost:2000</text:p>
              </text:list-item>
            </text:list>
            <text:p text:style-name="Table_20_Contents">Note that SSL or TLS are not currently supported.</text:p>
          </table:table-cell>
        </table:table-row>
        <table:table-row>
          <table:table-cell table:style-name="Table28.A5" office:value-type="string">
            <text:p text:style-name="P32">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59">◾ YES</text:p>
                <text:p text:style-name="P59">◾ NO</text:p>
                <text:p text:style-name="P63">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1">Parameter used to specify which RFC the IMAP server implements with respect to ACLs. Possible values are :</text:p>
                <text:p text:style-name="P61"><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59">◾ YES</text:p>
                <text:p text:style-name="P59">◾ NO</text:p>
                <text:p text:style-name="P59">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1685253574" text:continue-numbering="true" text:style-name="L12">
              <text:list-header>
                <text:p text:style-name="P59">◾ YES</text:p>
                <text:p text:style-name="P59">◾ NO</text:p>
                <text:p text:style-name="P59">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
      <text:p text:style-name="P7"/>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S</text:p>
          </table:table-cell>
          <table:table-cell table:style-name="Table1.B1" office:value-type="string">
            <text:p text:style-name="Table_20_Contents">SOGoPageTitle</text:p>
          </table:table-cell>
          <table:table-cell table:style-name="Table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2">U</text:p>
          </table:table-cell>
          <table:table-cell table:style-name="Table1.B2" office:value-type="string">
            <text:p text:style-name="Table_20_Contents">SOGoLoginModule</text:p>
          </table:table-cell>
          <table:table-cell table:style-name="Table1.B2" office:value-type="string">
            <text:p text:style-name="Table_20_Contents">Parameter used to specify which module to show after login. Possible values are :</text:p>
            <text:list xml:id="list1114987689" text:continue-list="list317216539" text:style-name="L15">
              <text:list-header>
                <text:p text:style-name="P61"><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2" office:value-type="string">
            <text:p text:style-name="P37">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ext:span><text:span text:style-name="T9">the default web resources directory.</text:span></text:p>
          </table:table-cell>
        </table:table-row>
        <table:table-row table:style-name="Table1.4">
          <table:table-cell table:style-name="Table1.A4" office:value-type="string">
            <text:p text:style-name="P34">S</text:p>
          </table:table-cell>
          <table:table-cell table:style-name="Table1.B4" office:value-type="string">
            <text:p text:style-name="P37">SOGoZipPath</text:p>
          </table:table-cell>
          <table:table-cell table:style-name="Table1.C4"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4">
          <table:table-cell table:style-name="Table1.A5" office:value-type="string">
            <text:p text:style-name="P32">D</text:p>
          </table:table-cell>
          <table:table-cell table:style-name="Table1.B5"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text:soft-pag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875775055" text:continue-numbering="true" text:style-name="L15">
              <text:list-header>
                <text:p text:style-name="P61"><text:span text:style-name="Code_20__28_inline_29_">◾ 1</text:span></text:p>
                <text:p text:style-name="P61"><text:span text:style-name="Code_20__28_inline_29_">◾ 2</text:span></text:p>
                <text:p text:style-name="P61"><text:span text:style-name="Code_20__28_inline_29_">◾ 5</text:span></text:p>
                <text:p text:style-name="P61"><text:span text:style-name="Code_20__28_inline_29_">◾ 10</text:span></text:p>
                <text:p text:style-name="P61"><text:span text:style-name="Code_20__28_inline_29_">◾ 20</text:span></text:p>
                <text:p text:style-name="P61"><text:span text:style-name="Code_20__28_inline_29_">◾ 30</text:span></text:p>
                <text:p text:style-name="P61"><text:span text:style-name="Code_20__28_inline_29_">◾ 60</text:span></text:p>
                <text:p text:style-name="P61">Defaults to the list above when unset.</text:p>
              </text:list-header>
            </text:list>
          </table:table-cell>
        </table:table-row>
        <table:table-row>
          <table:table-cell table:style-name="Table1.A2" office:value-type="string">
            <text:p text:style-name="P32">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518422601" text:continue-numbering="true" text:style-name="L15">
              <text:list-header>
                <text:p text:style-name="P61"><text:span text:style-name="Code_20__28_inline_29_">◾ manually</text:span></text:p>
                <text:p text:style-name="P61"><text:span text:style-name="Code_20__28_inline_29_">◾ every_minute</text:span></text:p>
                <text:p text:style-name="P61"><text:span text:style-name="Code_20__28_inline_29_">◾ every_2_minutes</text:span></text:p>
                <text:p text:style-name="P61"><text:span text:style-name="Code_20__28_inline_29_">◾ every_5_minutes</text:span></text:p>
                <text:p text:style-name="P61"><text:span text:style-name="Code_20__28_inline_29_">◾ every_10_minutes</text:span></text:p>
                <text:p text:style-name="P61"><text:span text:style-name="Code_20__28_inline_29_">◾ every_20_minutes</text:span></text:p>
                <text:p text:style-name="P61"><text:span text:style-name="Code_20__28_inline_29_">◾ every_30_minutes</text:span></text:p>
                <text:p text:style-name="P61"><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2" office:value-type="string">
            <text:p text:style-name="P40">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text:soft-page-break/>Defaults to <text:span text:style-name="Code_20__28_inline_29_">%H:%M</text:span>.</text:p>
          </table:table-cell>
        </table:table-row>
        <table:table-row>
          <table:table-cell table:style-name="Table1.A2" office:value-type="string">
            <text:p text:style-name="P32">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2">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able:table-row>
          <table:table-cell table:style-name="Table1.A2" office:value-type="string">
            <text:p text:style-name="P32">U</text:p>
          </table:table-cell>
          <table:table-cell table:style-name="Table1.B2" office:value-type="string">
            <text:p text:style-name="P6">SOGoContactsCategories</text:p>
          </table:table-cell>
          <table:table-cell table:style-name="Table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2" office:value-type="string">
            <text:p text:style-name="P6">SOGUIAdditionalJSFiles</text:p>
          </table:table-cell>
          <table:table-cell table:style-name="Table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text:soft-page-break/></text:p>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p text:style-name="Standard"><text:soft-page-break/>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soft-page-break/><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text:soft-page-break/>service sogod start</text:p>
      <text:p text:style-name="P18"/>
      <text:p text:style-name="Standard">You may verify using the <text:span text:style-name="T2">chkconfig</text:span> command that the SOGo service is automatically started at boot time. Finally, restart the Apache service since modules and configuration files were added :</text:p>
      <text:p text:style-name="Code">service httpd restart</text:p>
      <text:p text:style-name="Code"/>
      <text:p text:style-name="P21">Finally, you should also make sure that the <text:span text:style-name="Code_20__28_inline_29_">memcached</text:span> service is started and that it is also automatically started at boot time.</text:p>
      <text:p text:style-name="P21"/>
      <text:h text:style-name="Heading_20_2" text:outline-level="2">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68"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0"/>
      <text:p text:style-name="Standard">Download your preferred JDBC driver and move it to :</text:p>
      <text:p text:style-name="Code">/opt/Funambol/tools/tomcat/lib/</text:p>
      <text:p text:style-name="P20"/>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0"/>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0"/>
      <text:p text:style-name="Standard">Next, install the Funambol SOGo Connector within Funambol server by issuing the following commands :</text:p>
      <text:p text:style-name="Code"><text:soft-page-break/>cd /opt/Funambol/</text:p>
      <text:p text:style-name="Code">./bin/install-modules</text:p>
      <text:p text:style-name="P20"/>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0"/>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0"/>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0"/>
      <text:p text:style-name="Standard">and save the preferences. Then, modify the following file :</text:p>
      <text:p text:style-name="Code">/opt/Funambol/config/ca/inverse/sogo/security/SOGoOfficer.xml</text:p>
      <text:p text:style-name="P20"/>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42">&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68"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0</text:chapter></text:p>
      </style:header>
      <style:footer>
        <text:p text:style-name="MP1">© 2008-2011 Inverse inc.<text:tab/><text:chapter text:display="name" text:outline-level="1">Commercial Support and Contact Information</text:chapter><text:tab/><text:page-number text:select-page="current">4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10-24T09:42:32</meta:creation-date>
    <meta:editing-cycles>322</meta:editing-cycles>
    <meta:editing-duration>P8DT18H45M46S</meta:editing-duration>
    <dc:date>2011-05-03T15:14:37</dc:date>
    <dc:creator>Francis Lachapelle</dc:creator>
    <meta:document-statistic meta:table-count="11" meta:image-count="4" meta:object-count="0" meta:page-count="45" meta:paragraph-count="1010" meta:word-count="8746" meta:character-count="57660"/>
    <meta:user-defined meta:name="Info 1"/>
    <meta:user-defined meta:name="Info 2"/>
    <meta:user-defined meta:name="Info 3"/>
    <meta:user-defined meta:name="Info 4"/>
  </office:meta>
</office:document-meta>
</file>